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5940" officeooo:paragraph-rsid="001e5940" style:font-weight-asian="bold" style:font-weight-complex="bold"/>
    </style:style>
    <style:style style:name="P2" style:family="paragraph" style:parent-style-name="Standard">
      <style:text-properties fo:font-weight="bold" officeooo:rsid="00203875" officeooo:paragraph-rsid="00203875" style:font-weight-asian="bold" style:font-weight-complex="bold"/>
    </style:style>
    <style:style style:name="P3" style:family="paragraph" style:parent-style-name="Standard">
      <style:text-properties fo:font-weight="bold" officeooo:rsid="00207c1e" officeooo:paragraph-rsid="00207c1e" style:font-weight-asian="bold" style:font-weight-complex="bold"/>
    </style:style>
    <style:style style:name="P4" style:family="paragraph" style:parent-style-name="Standard">
      <style:text-properties fo:font-weight="bold" officeooo:rsid="00207c1e" officeooo:paragraph-rsid="00214759" style:font-weight-asian="bold" style:font-weight-complex="bold"/>
    </style:style>
    <style:style style:name="P5" style:family="paragraph" style:parent-style-name="Standard">
      <style:text-properties fo:font-weight="bold" officeooo:rsid="0021c40e" officeooo:paragraph-rsid="0021c40e" style:font-weight-asian="bold" style:font-weight-complex="bold"/>
    </style:style>
    <style:style style:name="P6" style:family="paragraph" style:parent-style-name="Standard">
      <style:text-properties fo:font-weight="bold" officeooo:rsid="00238fa7" officeooo:paragraph-rsid="00238fa7" style:font-weight-asian="bold" style:font-weight-complex="bold"/>
    </style:style>
    <style:style style:name="P7" style:family="paragraph" style:parent-style-name="Standard">
      <style:text-properties fo:font-weight="bold" officeooo:rsid="00248623" officeooo:paragraph-rsid="00248623" style:font-weight-asian="bold" style:font-weight-complex="bold"/>
    </style:style>
    <style:style style:name="P8" style:family="paragraph" style:parent-style-name="Standard">
      <style:text-properties fo:font-weight="bold" officeooo:rsid="002594e5" officeooo:paragraph-rsid="002594e5" style:font-weight-asian="bold" style:font-weight-complex="bold"/>
    </style:style>
    <style:style style:name="P9" style:family="paragraph" style:parent-style-name="Standard">
      <style:text-properties fo:font-weight="bold" officeooo:rsid="00272ab6" officeooo:paragraph-rsid="00272ab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759" style:font-weight-asian="normal" style:font-weight-complex="normal"/>
    </style:style>
    <style:style style:name="T3" style:family="text">
      <style:text-properties officeooo:rsid="00214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 Address Space → <text:span text:style-name="T1">the logical (or virtual) view of how a process is stored in memory.<text:tab/><text:tab/></text:span></text:p>
      <text:p text:style-name="P1"><text:span text:style-name="T1"/></text:p>
      <text:p text:style-name="P2">Sparse address space → <text:span text:style-name="T1">espaços de endereço virtual esparsos, que contém buracos que vão sendo “tapados” quando a heap ou a stack vão crescendo ou a ligação à bibliotecas dinâmicas vai sendo feita (tudo em tempo de execução).</text:span></text:p>
      <text:p text:style-name="P2"><text:span text:style-name="T1"/></text:p>
      <text:p text:style-name="P4"><text:span text:style-name="T1">Demand Paging → as páginas só são carregadas quando se fazem necessárias. O programa não é inteiro carregado em memória. É uma técnica comumente usada em memória virtual. </text:span><text:span text:style-name="T2">É similar com o sistema de paginação com swapping, com a diferença que este último move um processo inteiro da memória para a memória secundária (disco rígido), enquanto que o primeiro utiliza o </text:span><text:span text:style-name="T3">lazy swapper (ou, o que é muito melhor nomeado, lazy pager ou apenas pager)</text:span><text:span text:style-name="T2">, transferindo apenas páginas.</text:span></text:p>
      <text:p text:style-name="P4"><text:span text:style-name="T2"/></text:p>
      <text:p text:style-name="P4"><text:span text:style-name="T3">Pure Demand Paging</text:span><text:span text:style-name="T2"> → as páginas REALMENTE são APENAS carregadas quando se fazem necessárias. Inclusive no começo da execução do programa, quando rodar a linha 0 e perceber que tem uma falta de página. <text:s/></text:span></text:p>
      <text:p text:style-name="P3"><text:span text:style-name="T1"/></text:p>
      <text:p text:style-name="P5">Swap Space<text:span text:style-name="T1"> → Espaço da memória secundária utilizado para armazenar as páginas que não estão presentes na memória principal.</text:span></text:p>
      <text:p text:style-name="P5"><text:span text:style-name="T1"/></text:p>
      <text:p text:style-name="P6">Copy-on-write<text:span text:style-name="T1"> → inicialmente processo pai e filho compartilham as mesmas páginas, mas quando um processo vai alterar alguma coisa, é criada uma cópia da página que seria modificada de forma que AGORA e somente agora os processos tenham essa página de forma individual. As outras páginas continuam compartilhadas até que novamente o processo pai ou filho queiram alterar um dado de alguma das páginas, quando está será copiada, etc.</text:span></text:p>
      <text:p text:style-name="P6"><text:span text:style-name="T1"/></text:p>
      <text:p text:style-name="P7">Zero-fill-on-demand<text:span text:style-name="T1"> – um local para salvar a cópia da página (falado acima) é necessário, mas também é necessário apagar os dados do processo anterior que estava alocando essa página. Esse método (zero-fill-on-demand) é muito utilizado pelos SOs mais populares como uma forma de apagar os dados de uma página antes de alocar ela para um novo processo.</text:span></text:p>
      <text:p text:style-name="P3"><text:span text:style-name="T1"/></text:p>
      <text:p text:style-name="P8"><text:span text:style-name="T1">Modify-bit (dirty-bit) → um bit que indica se a página (ou frame) foi modificada desde que foi carregada em memória. Se for 1, então a página atual precisa ser salva em memória antes de ser substituída, caso contrário basta sobreescrever o dado, pois ele não foi atualizado desde que foi carregado da memória (em outras palavras, a memória já tem a versão mais atualizada). </text:span></text:p>
      <text:p text:style-name="P8"><text:span text:style-name="T1"/></text:p>
      <text:p text:style-name="P8"><text:span text:style-name="T1">Victim → o frame vítima que terá sua página substituída por outra. Precisa ser tirado de memória para dar lugar para outra página.</text:span></text:p>
      <text:p text:style-name="P8"><text:span text:style-name="T1"/></text:p>
      <text:p text:style-name="P9"><text:span text:style-name="T1">Reference bit → Bit que indica se a página foi usada recentemente ou não.</text:span></text:p>
      <text:p text:style-name="P9"><text:span text:style-name="T1">Second chance page-replacement algorithm → Algoritmo que usa o reference bit e fornece uma “segunda chance” às páginas que estavam marcadas com o bit = 1. É uma fila FIFO circular que utiliza um pointer para apontar para a próxima página a ser substituída. </text:span></text:p>
      <text:p text:style-name="P9"><text:span text:style-name="T1"/></text:p>
      <text:p text:style-name="P9"><text:span text:style-name="T1">Enhanced second chance algorithm → mesma coisa que second change, mas possui 2 bits (1 de referência e outro de modificação (respectivamente)). 0, 0 é a melhor opção para remover. 1,1 é a pior opção de página para remover.</text:span></text:p>
      <text:p text:style-name="P9"><text:span text:style-name="T1"/></text:p>
      <text:p text:style-name="P9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9:55:49.590894997</meta:creation-date>
    <dc:date>2015-05-14T22:33:31.155868836</dc:date>
    <meta:editing-duration>PT1H6M48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1" meta:paragraph-count="13" meta:word-count="495" meta:character-count="2952" meta:non-whitespace-character-count="2461"/>
  </office:meta>
</office:document-meta>
</file>